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shBasedResolver.setSettings( IvySettings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shBasedResolve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solver.setPassfile( File pas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shBasedResolver.setKeyFile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solve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solver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solver.getSshBased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solver.setKeyFile( File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solver.setUser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solver.AbstractSshBase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